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3024" officeooo:paragraph-rsid="000d3024"/>
    </style:style>
    <style:style style:name="P2" style:family="paragraph" style:parent-style-name="Standard">
      <style:text-properties officeooo:rsid="000d3024" officeooo:paragraph-rsid="000d3024"/>
    </style:style>
    <style:style style:name="P3" style:family="paragraph" style:parent-style-name="Standard">
      <style:text-properties officeooo:rsid="000f2a00" officeooo:paragraph-rsid="000f2a00"/>
    </style:style>
    <style:style style:name="P4" style:family="paragraph" style:parent-style-name="Standard" style:list-style-name="L2">
      <style:text-properties officeooo:rsid="00105765" officeooo:paragraph-rsid="00105765"/>
    </style:style>
    <style:style style:name="P5" style:family="paragraph" style:parent-style-name="Standard" style:list-style-name="L2">
      <style:text-properties officeooo:rsid="0011b259" officeooo:paragraph-rsid="0011b259"/>
    </style:style>
    <style:style style:name="P6" style:family="paragraph" style:parent-style-name="Standard" style:list-style-name="L2">
      <style:text-properties officeooo:rsid="001383c2" officeooo:paragraph-rsid="001383c2"/>
    </style:style>
    <style:style style:name="P7" style:family="paragraph" style:parent-style-name="Standard" style:list-style-name="L2">
      <style:text-properties officeooo:rsid="0015680a" officeooo:paragraph-rsid="0015680a"/>
    </style:style>
    <style:style style:name="P8" style:family="paragraph" style:parent-style-name="Standard" style:list-style-name="L2">
      <style:text-properties officeooo:rsid="0017b705" officeooo:paragraph-rsid="0017b705"/>
    </style:style>
    <style:style style:name="P9" style:family="paragraph" style:parent-style-name="Standard" style:list-style-name="L2">
      <style:text-properties officeooo:rsid="001a02fd" officeooo:paragraph-rsid="001a02fd"/>
    </style:style>
    <style:style style:name="P10" style:family="paragraph" style:parent-style-name="Standard" style:list-style-name="L2">
      <style:text-properties officeooo:rsid="001b52e6" officeooo:paragraph-rsid="001b52e6"/>
    </style:style>
    <style:style style:name="P11" style:family="paragraph" style:parent-style-name="Standard" style:list-style-name="L2">
      <style:text-properties officeooo:rsid="001eb2e1" officeooo:paragraph-rsid="001eb2e1"/>
    </style:style>
    <style:style style:name="P12" style:family="paragraph" style:parent-style-name="Standard" style:list-style-name="L2">
      <style:text-properties officeooo:rsid="001f2dba" officeooo:paragraph-rsid="001f2dba"/>
    </style:style>
    <style:style style:name="P13" style:family="paragraph" style:parent-style-name="Standard" style:list-style-name="L2">
      <style:text-properties officeooo:rsid="002089a7" officeooo:paragraph-rsid="002089a7"/>
    </style:style>
    <style:style style:name="P14" style:family="paragraph" style:parent-style-name="Standard" style:list-style-name="L2">
      <style:text-properties officeooo:rsid="0025a253" officeooo:paragraph-rsid="0025a253"/>
    </style:style>
    <style:style style:name="P15" style:family="paragraph" style:parent-style-name="Standard" style:list-style-name="L2">
      <style:text-properties officeooo:rsid="0028bce6" officeooo:paragraph-rsid="0028bce6"/>
    </style:style>
    <style:style style:name="P16" style:family="paragraph" style:parent-style-name="Standard" style:list-style-name="L2">
      <style:text-properties officeooo:rsid="0028fb98" officeooo:paragraph-rsid="0028fb98"/>
    </style:style>
    <style:style style:name="P17" style:family="paragraph" style:parent-style-name="Standard" style:list-style-name="L2">
      <style:text-properties officeooo:rsid="002aecb8" officeooo:paragraph-rsid="002aecb8"/>
    </style:style>
    <style:style style:name="P18" style:family="paragraph" style:parent-style-name="Standard" style:list-style-name="L2">
      <style:text-properties officeooo:rsid="002d3893" officeooo:paragraph-rsid="002d3893"/>
    </style:style>
    <style:style style:name="P19" style:family="paragraph" style:parent-style-name="Standard" style:list-style-name="L2">
      <style:text-properties officeooo:rsid="002ec2fd" officeooo:paragraph-rsid="002ec2fd"/>
    </style:style>
    <style:style style:name="P20" style:family="paragraph" style:parent-style-name="Standard" style:list-style-name="L2">
      <style:text-properties officeooo:rsid="0031844d" officeooo:paragraph-rsid="0031844d"/>
    </style:style>
    <style:style style:name="P21" style:family="paragraph" style:parent-style-name="Standard" style:list-style-name="L2">
      <style:text-properties officeooo:rsid="00345eca" officeooo:paragraph-rsid="00345eca"/>
    </style:style>
    <style:style style:name="P22" style:family="paragraph" style:parent-style-name="Standard" style:list-style-name="L2">
      <style:text-properties officeooo:rsid="0039fde3" officeooo:paragraph-rsid="0039fde3"/>
    </style:style>
    <style:style style:name="P23" style:family="paragraph" style:parent-style-name="Standard" style:list-style-name="L2">
      <style:text-properties officeooo:rsid="003dff0f" officeooo:paragraph-rsid="003dff0f"/>
    </style:style>
    <style:style style:name="P24" style:family="paragraph" style:parent-style-name="Standard" style:list-style-name="L2">
      <style:text-properties officeooo:rsid="003f341f" officeooo:paragraph-rsid="003f341f"/>
    </style:style>
    <style:style style:name="P25" style:family="paragraph" style:parent-style-name="Standard" style:list-style-name="L2">
      <style:text-properties officeooo:rsid="004202e5" officeooo:paragraph-rsid="004202e5"/>
    </style:style>
    <style:style style:name="P26" style:family="paragraph" style:parent-style-name="Standard" style:list-style-name="L2">
      <style:text-properties officeooo:rsid="0043750c" officeooo:paragraph-rsid="0043750c"/>
    </style:style>
    <style:style style:name="P27" style:family="paragraph" style:parent-style-name="Standard" style:list-style-name="L2">
      <style:text-properties officeooo:rsid="00449780" officeooo:paragraph-rsid="00449780"/>
    </style:style>
    <style:style style:name="P28" style:family="paragraph" style:parent-style-name="Standard" style:list-style-name="L2">
      <style:text-properties officeooo:rsid="0045eb44" officeooo:paragraph-rsid="0045eb44"/>
    </style:style>
    <style:style style:name="P29" style:family="paragraph" style:parent-style-name="Standard" style:list-style-name="L2">
      <style:text-properties officeooo:rsid="004a0cf4" officeooo:paragraph-rsid="004a0cf4"/>
    </style:style>
    <style:style style:name="P30" style:family="paragraph" style:parent-style-name="Standard" style:list-style-name="L2">
      <style:text-properties officeooo:rsid="004a64f1" officeooo:paragraph-rsid="004a64f1"/>
    </style:style>
    <style:style style:name="P31" style:family="paragraph" style:parent-style-name="Standard" style:list-style-name="L2">
      <style:text-properties officeooo:rsid="004bf14b" officeooo:paragraph-rsid="004bf14b"/>
    </style:style>
    <style:style style:name="P32" style:family="paragraph" style:parent-style-name="Standard" style:list-style-name="L2">
      <style:text-properties officeooo:rsid="004df4a4" officeooo:paragraph-rsid="004df4a4"/>
    </style:style>
    <style:style style:name="P33" style:family="paragraph" style:parent-style-name="Standard" style:list-style-name="L2">
      <style:text-properties officeooo:rsid="004ebfa5" officeooo:paragraph-rsid="004ebfa5"/>
    </style:style>
    <style:style style:name="P34" style:family="paragraph" style:parent-style-name="Standard" style:list-style-name="L2">
      <style:text-properties officeooo:rsid="00519f40" officeooo:paragraph-rsid="00519f40"/>
    </style:style>
    <style:style style:name="P35" style:family="paragraph" style:parent-style-name="Standard" style:list-style-name="L2">
      <style:text-properties officeooo:rsid="00527115" officeooo:paragraph-rsid="00527115"/>
    </style:style>
    <style:style style:name="P36" style:family="paragraph" style:parent-style-name="Standard" style:list-style-name="L2">
      <style:text-properties officeooo:rsid="00535d8c" officeooo:paragraph-rsid="00535d8c"/>
    </style:style>
    <style:style style:name="P37" style:family="paragraph" style:parent-style-name="Standard" style:list-style-name="L2">
      <style:text-properties officeooo:rsid="005524ca" officeooo:paragraph-rsid="005524ca"/>
    </style:style>
    <style:style style:name="P38" style:family="paragraph" style:parent-style-name="Standard" style:list-style-name="L2">
      <style:text-properties officeooo:rsid="005ad0cf" officeooo:paragraph-rsid="005ad0cf"/>
    </style:style>
    <style:style style:name="P39" style:family="paragraph" style:parent-style-name="Standard" style:list-style-name="L2">
      <style:text-properties officeooo:rsid="005c3d49" officeooo:paragraph-rsid="005c3d49"/>
    </style:style>
    <style:style style:name="P40" style:family="paragraph" style:parent-style-name="Standard" style:list-style-name="L2">
      <style:text-properties officeooo:rsid="005d201b" officeooo:paragraph-rsid="005d201b"/>
    </style:style>
    <style:style style:name="P41" style:family="paragraph" style:parent-style-name="Standard" style:list-style-name="L2">
      <style:text-properties officeooo:rsid="005f07c3" officeooo:paragraph-rsid="005f07c3"/>
    </style:style>
    <style:style style:name="T1" style:family="text">
      <style:text-properties officeooo:rsid="000d3024"/>
    </style:style>
    <style:style style:name="T2" style:family="text">
      <style:text-properties officeooo:rsid="001453ca"/>
    </style:style>
    <style:style style:name="T3" style:family="text">
      <style:text-properties officeooo:rsid="00185016"/>
    </style:style>
    <style:style style:name="T4" style:family="text">
      <style:text-properties officeooo:rsid="001b52e6"/>
    </style:style>
    <style:style style:name="T5" style:family="text">
      <style:text-properties officeooo:rsid="001cb813"/>
    </style:style>
    <style:style style:name="T6" style:family="text">
      <style:text-properties officeooo:rsid="002b54f2"/>
    </style:style>
    <style:style style:name="T7" style:family="text">
      <style:text-properties officeooo:rsid="0032c304"/>
    </style:style>
    <style:style style:name="T8" style:family="text">
      <style:text-properties officeooo:rsid="003bd036"/>
    </style:style>
    <style:style style:name="T9" style:family="text">
      <style:text-properties officeooo:rsid="0045432b"/>
    </style:style>
    <style:style style:name="T10" style:family="text">
      <style:text-properties officeooo:rsid="004c014e"/>
    </style:style>
    <style:style style:name="T11" style:family="text">
      <style:text-properties officeooo:rsid="0050617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1252in" svg:width="0.1661in" svg:height="0.134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Lar oss regne ut alle responsene </text:span></text:p>
      <text:list xml:id="list7722655462789205437" text:style-name="L1">
        <text:list-item>
          <text:p text:style-name="P1">Resultatet av en input er produktet av inpuls-responsen og input-en</text:p>
        </text:list-item>
      </text:list>
      <text:p text:style-name="P2"/>
      <text:p text:style-name="P3">Filter-design </text:p>
      <text:list xml:id="list688149452494368635" text:style-name="L2">
        <text:list-item>
          <text:p text:style-name="P4">Vi vil ha en viss form for ytelse i frekvens-domenet </text:p>
        </text:list-item>
        <text:list-item>
          <text:p text:style-name="P5">Lavpass, høypass, båndpass og allpass</text:p>
          <text:list>
            <text:list-item>
              <text:p text:style-name="P6">Allpass kan ha flat magnitude-respons, men det kan endre fasen </text:p>
              <text:list>
                <text:list-item>
                  <text:p text:style-name="P6">Man kan bruke noen av disse for å kompensere for fase-forvrengingen som ble innført av <text:span text:style-name="T2">et analogt filter </text:span></text:p>
                </text:list-item>
              </text:list>
            </text:list-item>
          </text:list>
        </text:list-item>
        <text:list-item>
          <text:p text:style-name="P7">Infinite input response betyr feedback </text:p>
          <text:list>
            <text:list-item>
              <text:p text:style-name="P8">Man kan ha alle slags frekvenser uten å <text:span text:style-name="T3">øke kostnaden av filteret. </text:span></text:p>
            </text:list-item>
          </text:list>
        </text:list-item>
        <text:list-item>
          <text:p text:style-name="P9">Ideelt sett vil vi ha et rektangel for frekvens-responsene, <text:span text:style-name="T4">og null fase</text:span></text:p>
          <text:list>
            <text:list-item>
              <text:p text:style-name="P10">Men dettte er ikke <text:span text:style-name="T5">mulig </text:span></text:p>
            </text:list-item>
          </text:list>
        </text:list-item>
        <text:list-item>
          <text:p text:style-name="P11">Sinc og Rect</text:p>
          <text:list>
            <text:list-item>
              <text:p text:style-name="P12">sinc = <draw:frame draw:style-name="fr1" draw:name="Object2" text:anchor-type="as-char" svg:y="-0.2598in" svg:width="0.6543in" svg:height="0.4083in" draw:z-index="1"><draw:object xlink:href="./Object 2" xlink:type="simple" xlink:show="embed" xlink:actuate="onLoad"/><draw:image xlink:href="./ObjectReplacements/Object 2" xlink:type="simple" xlink:show="embed" xlink:actuate="onLoad"/></draw:frame>for </text:p>
            </text:list-item>
            <text:list-item>
              <text:p text:style-name="P13"><draw:frame draw:style-name="fr1" draw:name="Object3" text:anchor-type="as-char" svg:y="-0.1547in" svg:width="1.1228in" svg:height="0.3319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13">sinc og rect kan DFT-es til hverandre </text:p>
            </text:list-item>
            <text:list-item>
              <text:p text:style-name="P14">Impuls-response er infinite-suport, two-sided </text:p>
              <text:list>
                <text:list-item>
                  <text:p text:style-name="P14">Kan ikke regne ut outputen i en endelig mengde med tid </text:p>
                </text:list-item>
                <text:list-item>
                  <text:p text:style-name="P14">Det er derfor den er «Ideell»</text:p>
                </text:list-item>
              </text:list>
            </text:list-item>
            <text:list-item>
              <text:p text:style-name="P15">Når man regner ut det indre produktet mellom input og impuls-responsen kan vi ikke regne det ut. </text:p>
              <text:list>
                <text:list-item>
                  <text:p text:style-name="P16">Den gpr også sakte nedover</text:p>
                </text:list-item>
                <text:list-item>
                  <text:p text:style-name="P17">Om man vil prøve å approksomere <text:span text:style-name="T6">har man problemer med at den går ned som 1/x, som divergerer </text:span></text:p>
                </text:list-item>
                <text:list-item>
                  <text:p text:style-name="P18">SINC er ikke BIBO-stabil </text:p>
                  <text:list>
                    <text:list-item>
                      <text:p text:style-name="P19">Om vi lager en inpupt som har fortegnet til impuls-responsen, så det blir som en absolutt sum =&gt; som 1/x =&gt; Divergen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Det ideelle høypass-filteret er 1- lavpass-filter<text:span text:style-name="T7">(f.eks den ideelle) </text:span></text:p>
          <text:list>
            <text:list-item>
              <text:p text:style-name="P21">Dette gir oss det ideelle høypassfilteret. </text:p>
            </text:list-item>
          </text:list>
        </text:list-item>
        <text:list-item>
          <text:p text:style-name="P22">Approksomering <text:span text:style-name="T8">av</text:span> ideelle filter </text:p>
          <text:list>
            <text:list-item>
              <text:p text:style-name="P23">Impulse truncation </text:p>
            </text:list-item>
            <text:list-item>
              <text:p text:style-name="P24">Window method</text:p>
            </text:list-item>
          </text:list>
        </text:list-item>
        <text:list-item>
          <text:p text:style-name="P25">Når man tar trucated forsvinner ikke den maksimale feilen, uansett hvor lang deilen er fra den endelige input-responsen </text:p>
          <text:list>
            <text:list-item>
              <text:p text:style-name="P25">Alltid 9%</text:p>
            </text:list-item>
          </text:list>
        </text:list-item>
        <text:list-item>
          <text:p text:style-name="P26">Produktet mellom den uendelige responsen og et rektangel form er det samme som truncationen </text:p>
          <text:list>
            <text:list-item>
              <text:p text:style-name="P27"><text:span text:style-name="T9">Konvolusjonen </text:span>av to fourier-transforms </text:p>
            </text:list-item>
            <text:list-item>
              <text:p text:style-name="P28">Samme som indre produkt av det man starter med... </text:p>
            </text:list-item>
          </text:list>
        </text:list-item>
        <text:list-item>
          <text:p text:style-name="P28"><draw:frame draw:style-name="fr1" draw:name="Object4" text:anchor-type="as-char" svg:y="-0.172in" svg:width="1.822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9">Man skriver den inverse av to fourier-transforms </text:p>
          <text:list>
            <text:list-item>
              <text:p text:style-name="P29">Alt er 2pi periodsk </text:p>
            </text:list-item>
          </text:list>
        </text:list-item>
        <text:list-item>
          <text:p text:style-name="P30">Vinduet i fourier-domenet har et areal som er konstant og uavhengig av &lt;?&gt;</text:p>
        </text:list-item>
        <text:list-item>
          <text:p text:style-name="P31">Maksimum areal av konvolusjons-integralet er når man har full symetri mellom hva som er innenfor eller utenfor, bare at den største toppen er in<text:span text:style-name="T10">nenfor</text:span></text:p>
          <text:list>
            <text:list-item>
              <text:p text:style-name="P32">Vi kan anta at m er stor, siden vi vil bevose at feilen ikke forsvinner ved store <text:span text:style-name="T11">M</text:span></text:p>
            </text:list-item>
            <text:list-item>
              <text:p text:style-name="P33"><text:soft-page-break/>Til slutt viser man da at denne verdien ikke er avhengig av M </text:p>
            </text:list-item>
          </text:list>
        </text:list-item>
        <text:list-item>
          <text:p text:style-name="P34">det ser da ut som om feilen er avhengig av forskjellen mellom </text:p>
          <text:list>
            <text:list-item>
              <text:p text:style-name="P35">Vi vil at hoved «loben» er smal, slik at overganger er skarpe </text:p>
            </text:list-item>
            <text:list-item>
              <text:p text:style-name="P35">Små sidelobes slik a GIBS-feilen er liten </text:p>
            </text:list-item>
            <text:list-item>
              <text:p text:style-name="P36">Kort vindu, slik at FIR er effektiv </text:p>
            </text:list-item>
          </text:list>
        </text:list-item>
        <text:list-item>
          <text:p text:style-name="P37">Et triangulært vindu er konvolusjonen av to rektangulære </text:p>
        </text:list-item>
        <text:list-item>
          <text:p text:style-name="P38">Window-metoden: Pros and cons </text:p>
          <text:list>
            <text:list-item>
              <text:p text:style-name="P39">Pros:</text:p>
              <text:list>
                <text:list-item>
                  <text:p text:style-name="P39">Ekstremt enkel </text:p>
                </text:list-item>
                <text:list-item>
                  <text:p text:style-name="P39">Minimerer MSE</text:p>
                </text:list-item>
              </text:list>
            </text:list-item>
            <text:list-item>
              <text:p text:style-name="P39">Const:</text:p>
              <text:list>
                <text:list-item>
                  <text:p text:style-name="P39">Kan ikke kontrollerre max error (Gibs)</text:p>
                </text:list-item>
                <text:list-item>
                  <text:p text:style-name="P39">... </text:p>
                </text:list-item>
              </text:list>
            </text:list-item>
          </text:list>
        </text:list-item>
        <text:list-item>
          <text:p text:style-name="P40">Frequency sampling</text:p>
          <text:list>
            <text:list-item>
              <text:p text:style-name="P41">Vi ploter en kurve og tar M samples </text:p>
            </text:list-item>
            <text:list-item>
              <text:p text:style-name="P41">... (?)</text:p>
            </text:list-item>
          </text:list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17:14.176606633</meta:creation-date>
    <meta:generator>LibreOffice/5.1.6.2$Linux_X86_64 LibreOffice_project/10m0$Build-2</meta:generator>
    <dc:date>2019-03-19T11:44:03.393629724</dc:date>
    <meta:editing-duration>PT1H26M11S</meta:editing-duration>
    <meta:editing-cycles>71</meta:editing-cycles>
    <meta:document-statistic meta:table-count="0" meta:image-count="0" meta:object-count="4" meta:page-count="2" meta:paragraph-count="56" meta:word-count="471" meta:character-count="2535" meta:non-whitespace-character-count="2135"/>
  </office:meta>
</office:document-meta>
</file>

<file path=Object 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2/content.xml><?xml version="1.0" encoding="utf-8"?>
<math xmlns="http://www.w3.org/1998/Math/MathML" display="block">
  <semantics>
    <mfrac>
      <mrow>
        <mi>sin</mi>
        <mrow>
          <mo fence="true" stretchy="false">(</mo>
          <mrow>
            <mrow>
              <mi mathvariant="normal">π</mi>
              <mi>x</mi>
            </mrow>
          </mrow>
          <mo fence="true" stretchy="false">)</mo>
        </mrow>
      </mrow>
      <mrow>
        <mi mathvariant="normal">π</mi>
        <mi>x</mi>
      </mrow>
    </mfrac>
    <annotation encoding="StarMath 5.0">{sin(%pi x)} over {%pi  x}</annotation>
  </semantics>
</math>
</file>

<file path=Object 3/content.xml><?xml version="1.0" encoding="utf-8"?>
<math xmlns="http://www.w3.org/1998/Math/MathML" display="block">
  <semantics>
    <mrow>
      <mi mathvariant="italic">rec</mi>
      <mrow>
        <mo fence="true" stretchy="false">(</mo>
        <mrow>
          <mfrac>
            <mi mathvariant="normal">ω</mi>
            <mrow>
              <mo fence="true" stretchy="false">(</mo>
              <mrow>
                <mrow>
                  <mn>2</mn>
                  <msub>
                    <mi mathvariant="normal">ω</mi>
                    <mi>c</mi>
                  </msub>
                </mrow>
              </mrow>
              <mo fence="true" stretchy="false">)</mo>
            </mrow>
          </mfrac>
        </mrow>
        <mo fence="true" stretchy="false">)</mo>
      </mrow>
      <mo stretchy="false">←</mo>
      <mo stretchy="false">→</mo>
    </mrow>
    <annotation encoding="StarMath 5.0">rec( %omega over (2 %omega_c) ) &lt;--&gt; 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∗</mo>
              <mi>Y</mi>
            </mrow>
          </mrow>
          <mo fence="true" stretchy="false">)</mo>
        </mrow>
        <mrow>
          <mrow>
            <mo fence="true" stretchy="false">(</mo>
            <mrow>
              <msup>
                <mi>e</mi>
                <mn>..</mn>
              </msup>
            </mrow>
            <mo fence="true" stretchy="false">)</mo>
          </mrow>
          <mo stretchy="false">=</mo>
          <mrow/>
        </mrow>
        <msup>
          <mi>X</mi>
          <mrow/>
        </msup>
        <mrow>
          <mo fence="true" stretchy="false">(</mo>
          <mrow>
            <msup>
              <mi>e</mi>
              <mn>.</mn>
            </msup>
          </mrow>
          <mo fence="true" stretchy="false">)</mo>
        </mrow>
        <mi>Y</mi>
        <mrow>
          <mo fence="true" stretchy="false">(</mo>
          <mrow/>
          <mo fence="true" stretchy="false">)</mo>
        </mrow>
      </mrow>
      <mrow/>
    </mrow>
    <annotation encoding="StarMath 5.0">(X*Y)( e^.. )= &lt;X^* ( e^. )Y() )</annotation>
  </semantics>
</math>
</file>